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119.9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rojet de mur végétalisé d’intérieur haut de gamme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style-name="ce2" office:value-type="string" calcext:value-type="string">
            <text:p>SunSun CHJ-2500 ECO Pompe de bassin étang jusqu'à 2500l/h 45W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23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irige l’eau de la cuve vers le mur végétalisé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www.manomano.fr/p/sunsun-chj-2500-eco-pompe-de-bassin-etang-2500l-h-45w-925285#/description-anchor" xlink:type="simple">Lien</text:a></text:p>
          </table:table-cell>
          <table:table-cell table:style-name="ce10" office:value-type="currency" office:currency="EUR" office:value="36" calcext:value-type="currency">
            <text:p>36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3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 office:value-type="string" calcext:value-type="string">
            <text:p><text:a xlink:href="https://www.teich-tip.de/media/manuals/50/50232/FR/50232-doc-fr.pdf" xlink:type="simple">Datasheet</text:a></text:p>
          </table:table-cell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Raspberry modèle B Pi 3 + adaptateur d’alimentation + boîtier ABS + dissipateurs de chaleur + écran tactile 3.5 pouces avec stylo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2,5A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 avec écran tactile interactif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www.raspberrypi.org/documentation/hardware/computemodule/datasheets/rpi_DATA_CM3plus_1p0.pdf" xlink:type="simple">Lien</text:a></text:p>
          </table:table-cell>
          <table:table-cell table:style-name="ce10" office:value-type="currency" office:currency="EUR" office:value="65" calcext:value-type="currency">
            <text:p>65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D-00</text:p>
          </table:table-cell>
          <table:table-cell table:style-name="ce2" office:value-type="string" calcext:value-type="string">
            <text:p>Lumières horticoles</text:p>
          </table:table-cell>
          <table:table-cell table:style-name="ce2" office:value-type="string" calcext:value-type="string">
            <text:p>Lumières de croissance hydroponique MR16 à spectre complet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220 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pporte aux plantes la lumière nécessaire à leur croissanc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2973123948.html?spm=a2g0o.productlist.0.0.385a521ceyLb6O&amp;algo_pvid=1b7d5748-8a93-423d-ac65-87f987c914b5&amp;algo_expid=1b7d5748-8a93-423d-ac65-87f987c914b5-1&amp;btsid=2100bde116049354997413337edc5d&amp;ws_ab_test=searchweb0_0,searchweb201602_,searchweb201603_" xlink:type="simple">Lien</text:a></text:p>
          </table:table-cell>
          <table:table-cell table:style-name="ce10" office:value-type="currency" office:currency="EUR" office:value="1.5" calcext:value-type="currency">
            <text:p>1,50 €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LED-00</text:p>
          </table:table-cell>
          <table:table-cell table:style-name="ce2" office:value-type="string" calcext:value-type="string">
            <text:p>Shield électronique</text:p>
          </table:table-cell>
          <table:table-cell table:style-name="ce2" office:value-type="string" calcext:value-type="string">
            <text:p>52Pi Original 4 canaux relais chapeau conseil pour framboise Pi 4 B/3B + (Plus)/3B/2B, ne pas inclure RPi carte</text:p>
          </table:table-cell>
          <table:table-cell table:style-name="ce2" office:value-type="string" calcext:value-type="string">
            <text:p><text:s/>/</text:p>
          </table:table-cell>
          <table:table-cell table:style-name="ce2" office:value-type="string" calcext:value-type="string">
            <text:p>5A</text:p>
          </table:table-cell>
          <table:table-cell table:style-name="ce2" office:value-type="string" calcext:value-type="string">
            <text:p>5V-250 V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Relais pour piloter un équipement électrique plus puissant (peut s’empiler sur plusieurs étages)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47255.html?spm=a2g0o.productlist.0.0.54454b3exiTAqn&amp;algo_pvid=8b615003-2309-45e7-8d86-07b10c736510&amp;algo_expid=8b615003-2309-45e7-8d86-07b10c736510-41&amp;btsid=2100bdd816055484065558898e86e9&amp;ws_ab_test=searchweb0_0,searchweb201602_,searchweb201603_" xlink:type="simple">Lien</text:a></text:p>
          </table:table-cell>
          <table:table-cell table:style-name="ce10" office:value-type="currency" office:currency="EUR" office:value="12" calcext:value-type="currency">
            <text:p>12,00 €</text:p>
          </table:table-cell>
          <table:table-cell table:number-columns-repeated="1013"/>
        </table:table-row>
        <table:table-row table:style-name="ro5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14" office:value-type="string" calcext:value-type="string">
            <text:p>Prix total</text:p>
          </table:table-cell>
          <table:table-cell table:number-columns-repeated="1010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9" table:formula="of:=SUM([.K2:.K8];[.K10:.K13])" office:value-type="currency" office:currency="EUR" office:value="171.5" calcext:value-type="currency">
            <text:p>171,50 €</text:p>
          </table:table-cell>
          <table:table-cell table:number-columns-repeated="1010"/>
        </table:table-row>
        <table:table-row table:style-name="ro5" table:number-rows-repeated="7">
          <table:table-cell table:number-columns-repeated="9"/>
          <table:table-cell table:style-name="Default"/>
          <table:table-cell table:number-columns-repeated="1014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8:03:31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0-11-16T18:44:49.332000000</dc:date>
    <meta:editing-duration>PT2H24M14S</meta:editing-duration>
    <meta:editing-cycles>21</meta:editing-cycles>
    <meta:document-statistic meta:table-count="1" meta:cell-count="141" meta:object-count="0"/>
  </office:meta>
</office:document-meta>
</file>